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228in"/>
    </style:style>
    <style:style style:name="co2" style:family="table-column">
      <style:table-column-properties fo:break-before="auto" style:column-width="4.3417in"/>
    </style:style>
    <style:style style:name="co3" style:family="table-column">
      <style:table-column-properties fo:break-before="auto" style:column-width="2.0047in"/>
    </style:style>
    <style:style style:name="co4" style:family="table-column">
      <style:table-column-properties fo:break-before="auto" style:column-width="1.886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geStyle_5f_Зведення">
      <style:table-properties table:display="true" style:writing-mode="lr-tb"/>
    </style:style>
    <style:style style:name="ta2" style:family="table" style:master-page-name="PageStyle_5f_Набір_20_даних1">
      <style:table-properties table:display="true" style:writing-mode="lr-tb"/>
    </style:style>
    <style:style style:name="ta3" style:family="table" style:master-page-name="PageStyle_5f_Набір_20_даних2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table-cell-properties style:rotation-align="none"/>
    </style:style>
    <style:style style:name="ce2" style:family="table-cell" style:parent-style-name="Default" style:data-style-name="N2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Зведення" table:style-name="ta1">
        <office:forms form:automatic-focus="false" form:apply-design-mode="false"/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Окна Винниц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Запити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190726-20190801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Посилання на дані:</text:p>
          </table:table-cell>
          <table:table-cell table:number-columns-repeated="1023"/>
        </table:table-row>
        <table:table-row table:style-name="ro1">
          <table:table-cell table:formula="of:=HYPERLINK(&quot;#'Набір даних1'!A1&quot;; &quot;Набір даних1&quot;)" office:value-type="string" office:string-value="Набір даних1" calcext:value-type="string">
            <text:p>Набір даних1</text:p>
          </table:table-cell>
          <table:table-cell table:number-columns-repeated="1023"/>
        </table:table-row>
        <table:table-row table:style-name="ro1">
          <table:table-cell table:formula="of:=HYPERLINK(&quot;#'Набір даних2'!A1&quot;; &quot;Набір даних2&quot;)" office:value-type="string" office:string-value="Набір даних2" calcext:value-type="string">
            <text:p>Набір даних2</text:p>
          </table:table-cell>
          <table:table-cell table:number-columns-repeated="1023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Набір даних1" table:style-name="ta2">
        <office:forms form:automatic-focus="false" form:apply-design-mode="false"/>
        <table:table-column table:style-name="co2" table:default-cell-style-name="ce1"/>
        <table:table-column table:style-name="co1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1019" table:default-cell-style-name="ce1"/>
        <table:table-row table:style-name="ro1">
          <table:table-cell office:value-type="string" calcext:value-type="string">
            <text:p>Пошуковий запит</text:p>
          </table:table-cell>
          <table:table-cell office:value-type="string" calcext:value-type="string">
            <text:p>Кліки</text:p>
          </table:table-cell>
          <table:table-cell office:value-type="string" calcext:value-type="string">
            <text:p>Покази</text:p>
          </table:table-cell>
          <table:table-cell office:value-type="string" calcext:value-type="string">
            <text:p>Показник CTR</text:p>
          </table:table-cell>
          <table:table-cell office:value-type="string" calcext:value-type="string">
            <text:p>Середня позиція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311" calcext:value-type="float">
            <text:p>1311</text:p>
          </table:table-cell>
          <table:table-cell table:style-name="ce2" office:value-type="float" office:value="1.1441647597254" calcext:value-type="float">
            <text:p>1.14</text:p>
          </table:table-cell>
          <table:table-cell table:style-name="ce2" office:value-type="float" office:value="42.3188405797101" calcext:value-type="float">
            <text:p>42.3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пластиковые окна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64.65" calcext:value-type="float">
            <text:p>64.6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окна винница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table:style-name="ce2" office:value-type="float" office:value="4.54545454545455" calcext:value-type="float">
            <text:p>4.55</text:p>
          </table:table-cell>
          <table:table-cell table:style-name="ce2" office:value-type="float" office:value="9.43181818181818" calcext:value-type="float">
            <text:p>9.4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пластиковые окна винница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table:style-name="ce2" office:value-type="float" office:value="4.54545454545455" calcext:value-type="float">
            <text:p>4.55</text:p>
          </table:table-cell>
          <table:table-cell table:style-name="ce2" office:value-type="float" office:value="7.52272727272727" calcext:value-type="float">
            <text:p>7.5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євровікна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style-name="ce2" office:value-type="float" office:value="2.77777777777778" calcext:value-type="float">
            <text:p>2.78</text:p>
          </table:table-cell>
          <table:table-cell table:style-name="ce2" office:value-type="float" office:value="5.30555555555556" calcext:value-type="float">
            <text:p>5.3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пластикові вікна вінниця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table:style-name="ce2" office:value-type="float" office:value="5.71428571428571" calcext:value-type="float">
            <text:p>5.71</text:p>
          </table:table-cell>
          <table:table-cell table:style-name="ce2" office:value-type="float" office:value="8" calcext:value-type="float">
            <text:p>8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металопластикові вікна вінниця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9.29411764705882" calcext:value-type="float">
            <text:p>9.2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вікна вінниця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10.3333333333333" calcext:value-type="float">
            <text:p>10.3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калькулятор окон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34.9642857142857" calcext:value-type="float">
            <text:p>34.9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металопластикові вікна вінниця розрахунок ціни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table:style-name="ce2" office:value-type="float" office:value="7.40740740740741" calcext:value-type="float">
            <text:p>7.41</text:p>
          </table:table-cell>
          <table:table-cell table:style-name="ce2" office:value-type="float" office:value="6.51851851851852" calcext:value-type="float">
            <text:p>6.5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металлопластиковые окна калькулятор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36.6538461538462" calcext:value-type="float">
            <text:p>36.6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пластиковые окна калькулятор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37.0833333333333" calcext:value-type="float">
            <text:p>37.0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вікна века калькулятор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9.8" calcext:value-type="float">
            <text:p>9.8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пластикові вікна ціна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70.2" calcext:value-type="float">
            <text:p>70.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окна калькулятор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36.9230769230769" calcext:value-type="float">
            <text:p>36.9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расчет стоимости окна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24.8461538461538" calcext:value-type="float">
            <text:p>24.8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евроокна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60.8333333333333" calcext:value-type="float">
            <text:p>60.8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окна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style-name="ce2" office:value-type="float" office:value="8.33333333333333" calcext:value-type="float">
            <text:p>8.33</text:p>
          </table:table-cell>
          <table:table-cell table:style-name="ce2" office:value-type="float" office:value="10.9166666666667" calcext:value-type="float">
            <text:p>10.9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калькулятор металлопластиковых окон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68" calcext:value-type="float">
            <text:p>68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стоимость окон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85.6363636363636" calcext:value-type="float">
            <text:p>85.6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пластиковые окна винница калькулятор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style-name="ce2" office:value-type="float" office:value="20" calcext:value-type="float">
            <text:p>20.00</text:p>
          </table:table-cell>
          <table:table-cell table:style-name="ce2" office:value-type="float" office:value="1.6" calcext:value-type="float">
            <text:p>1.6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пластиковые окна цены калькулятор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34.9" calcext:value-type="float">
            <text:p>34.9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калькулятор стоимости окон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26.2222222222222" calcext:value-type="float">
            <text:p>26.2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купить окна винница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13" calcext:value-type="float">
            <text:p>13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пластиковые окна на балкон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76.5555555555556" calcext:value-type="float">
            <text:p>76.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пластиковые окна на балкон цена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83.3333333333333" calcext:value-type="float">
            <text:p>83.3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рассчитать стоимость пластиковых окон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65.7777777777778" calcext:value-type="float">
            <text:p>65.7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евроокна купить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47.125" calcext:value-type="float">
            <text:p>47.1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євровікна вінниця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9.875" calcext:value-type="float">
            <text:p>9.8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калькулятор пластиковых окон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70.25" calcext:value-type="float">
            <text:p>70.2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рассчитать стоимость пластикового окна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61.375" calcext:value-type="float">
            <text:p>61.3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купити пластикові вікна вінниця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9.85714285714286" calcext:value-type="float">
            <text:p>9.8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металлопластиковые окна цены калькулятор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38.5714285714286" calcext:value-type="float">
            <text:p>38.5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пластиковые окна балкон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65.7142857142857" calcext:value-type="float">
            <text:p>65.7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рассчитать стоимость металлопластикового окна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69.5714285714286" calcext:value-type="float">
            <text:p>69.5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викнари винница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8.16666666666667" calcext:value-type="float">
            <text:p>8.1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дешевые пластиковые окна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59.1666666666667" calcext:value-type="float">
            <text:p>59.1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окна пластиковые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60.8333333333333" calcext:value-type="float">
            <text:p>60.8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пластикові вікна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9.16666666666667" calcext:value-type="float">
            <text:p>9.1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пластиковые окна недорого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45.8333333333333" calcext:value-type="float">
            <text:p>45.8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расчет стоимости пластикового окна онлайн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40.3333333333333" calcext:value-type="float">
            <text:p>40.3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расчет стоимости пластиковых окон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39.8333333333333" calcext:value-type="float">
            <text:p>39.8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вікна вінниця ціни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20" calcext:value-type="float">
            <text:p>20.00</text:p>
          </table:table-cell>
          <table:table-cell table:style-name="ce2" office:value-type="float" office:value="4.6" calcext:value-type="float">
            <text:p>4.6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выбрать окна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87.4" calcext:value-type="float">
            <text:p>87.4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євровікна ціна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13.4" calcext:value-type="float">
            <text:p>13.4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как правильно выбрать металлопластиковые конструкции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42.6" calcext:value-type="float">
            <text:p>42.6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калькулятор стоимости окна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40" calcext:value-type="float">
            <text:p>40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калькулятор цена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82.4" calcext:value-type="float">
            <text:p>82.4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окна wds калькулятор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83.6" calcext:value-type="float">
            <text:p>83.6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окна пластиковые цены калькулятор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33" calcext:value-type="float">
            <text:p>33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пластикові вікна вінниця ціна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8.2" calcext:value-type="float">
            <text:p>8.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пластикові вікна ціна вінниця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20" calcext:value-type="float">
            <text:p>20.00</text:p>
          </table:table-cell>
          <table:table-cell table:style-name="ce2" office:value-type="float" office:value="6.6" calcext:value-type="float">
            <text:p>6.6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пластиковые окна балконы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85.8" calcext:value-type="float">
            <text:p>85.8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продажа окон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52.4" calcext:value-type="float">
            <text:p>52.4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расчет окна пвх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86.6" calcext:value-type="float">
            <text:p>86.6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стоимость пластиковых окон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61.2" calcext:value-type="float">
            <text:p>61.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цена окон пластиковых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88.2" calcext:value-type="float">
            <text:p>88.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вікна пластикові вінниця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25" calcext:value-type="float">
            <text:p>25.00</text:p>
          </table:table-cell>
          <table:table-cell table:style-name="ce2" office:value-type="float" office:value="8.5" calcext:value-type="float">
            <text:p>8.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герметик для стеклопакета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80" calcext:value-type="float">
            <text:p>80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калькулятор окна пвх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53.75" calcext:value-type="float">
            <text:p>53.7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калькулятор пластиковые окна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15" calcext:value-type="float">
            <text:p>15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металлопластиковые окна балконы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68.5" calcext:value-type="float">
            <text:p>68.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металлопластиковые окна расчет стоимости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49.75" calcext:value-type="float">
            <text:p>49.7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металопластикові вікна ціни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88.25" calcext:value-type="float">
            <text:p>88.2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окна века калькулятор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13" calcext:value-type="float">
            <text:p>13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окна пластиковые винница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3.5" calcext:value-type="float">
            <text:p>3.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окна стоимость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77.25" calcext:value-type="float">
            <text:p>77.2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онлайн калькулятор металлопластиковых окон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51" calcext:value-type="float">
            <text:p>51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онлайн расчет пластиковых окон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72.75" calcext:value-type="float">
            <text:p>72.7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пластиковые окна размеры и цены калькулятор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19.25" calcext:value-type="float">
            <text:p>19.2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пластиковые окна размеры цены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67" calcext:value-type="float">
            <text:p>67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пластиковые пвх окна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63.75" calcext:value-type="float">
            <text:p>63.7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поставить пластиковые окна цена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65.5" calcext:value-type="float">
            <text:p>65.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рассчитать пластиковые окна онлайн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68.25" calcext:value-type="float">
            <text:p>68.2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рассчитать стоимость окна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33.25" calcext:value-type="float">
            <text:p>33.2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стоимость окна металлопластиковые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67" calcext:value-type="float">
            <text:p>67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стоимость окна пластикового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70.25" calcext:value-type="float">
            <text:p>70.2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бюджетные пластиковые окна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80" calcext:value-type="float">
            <text:p>80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винница пластиковые окна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8.66666666666667" calcext:value-type="float">
            <text:p>8.6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где лучше купить пластиковые окна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92.3333333333333" calcext:value-type="float">
            <text:p>92.3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дешевые окна пластиковые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48.3333333333333" calcext:value-type="float">
            <text:p>48.3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евроокна балкон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92" calcext:value-type="float">
            <text:p>92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евроокна заказать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65.6666666666667" calcext:value-type="float">
            <text:p>65.6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евроокна пластиковые окна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75.3333333333333" calcext:value-type="float">
            <text:p>75.3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евроокна стоимость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89.3333333333333" calcext:value-type="float">
            <text:p>89.3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завод металопластикових вікон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53.6666666666667" calcext:value-type="float">
            <text:p>53.6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как выбрать окна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97.6666666666667" calcext:value-type="float">
            <text:p>97.6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калькулятор окон wd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81.6666666666667" calcext:value-type="float">
            <text:p>81.6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калькулятор пластиковых окон онлайн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70" calcext:value-type="float">
            <text:p>70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калькулятор цен на пластиковые окна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41" calcext:value-type="float">
            <text:p>41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купить евроокна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50.3333333333333" calcext:value-type="float">
            <text:p>50.3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купить пластиковые окна в виннице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7.66666666666667" calcext:value-type="float">
            <text:p>7.6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металлопластиковые окна расчет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54" calcext:value-type="float">
            <text:p>54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едорого пластиковые окна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41.6666666666667" calcext:value-type="float">
            <text:p>41.6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окна veka калькулятор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12.6666666666667" calcext:value-type="float">
            <text:p>12.6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окна винница цена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11" calcext:value-type="float">
            <text:p>11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окна онлайн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78" calcext:value-type="float">
            <text:p>78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пвх окна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98.6666666666667" calcext:value-type="float">
            <text:p>98.6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пвх профиль для окон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95.3333333333333" calcext:value-type="float">
            <text:p>95.3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пластикові окна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4" calcext:value-type="float">
            <text:p>4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пластиковое окно калькулятор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55.6666666666667" calcext:value-type="float">
            <text:p>55.6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пластиковые окна полтава калькулятор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14" calcext:value-type="float">
            <text:p>14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пластиковые окна посчитать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49" calcext:value-type="float">
            <text:p>49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пластиковые окна размеры и цены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78" calcext:value-type="float">
            <text:p>78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рассчитать пластиковые окна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98" calcext:value-type="float">
            <text:p>98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расчет окон онлайн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65.6666666666667" calcext:value-type="float">
            <text:p>65.6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расчет пластикового окна онлайн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68.6666666666667" calcext:value-type="float">
            <text:p>68.6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стеклопакеты пластиковые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42.3333333333333" calcext:value-type="float">
            <text:p>42.3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стоимость окна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72.3333333333333" calcext:value-type="float">
            <text:p>72.3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стоимость пластикового окна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71.3333333333333" calcext:value-type="float">
            <text:p>71.3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стоимость пластиковые окна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83" calcext:value-type="float">
            <text:p>83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цены окон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84.6666666666667" calcext:value-type="float">
            <text:p>84.6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kfcnbrjdst jryf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38" calcext:value-type="float">
            <text:p>38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eka окна калькулятор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16" calcext:value-type="float">
            <text:p>16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ds окна калькулятор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69.5" calcext:value-type="float">
            <text:p>69.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века окна цена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85.5" calcext:value-type="float">
            <text:p>85.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вікна вінниця ціна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8.5" calcext:value-type="float">
            <text:p>8.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вікна пластикові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11" calcext:value-type="float">
            <text:p>11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вікна пластикові ціна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78.5" calcext:value-type="float">
            <text:p>78.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выбор металлопластиковых окон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81.5" calcext:value-type="float">
            <text:p>81.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где дешевле купить пластиковые окна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77.5" calcext:value-type="float">
            <text:p>77.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где купить дешевые пластиковые окна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80" calcext:value-type="float">
            <text:p>80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где можно заказать пластиковые окна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84" calcext:value-type="float">
            <text:p>84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где пластиковые окна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47" calcext:value-type="float">
            <text:p>47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двери металлопластиковые входные винница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19.5" calcext:value-type="float">
            <text:p>19.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дешевые евроокна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49" calcext:value-type="float">
            <text:p>49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дешевые металлопластиковые окна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97.5" calcext:value-type="float">
            <text:p>97.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дзеркальні склопакети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25.5" calcext:value-type="float">
            <text:p>25.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евроокна пластиковые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53" calcext:value-type="float">
            <text:p>53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евроокна стеклопакеты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71" calcext:value-type="float">
            <text:p>71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замовити пластикові вікна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10" calcext:value-type="float">
            <text:p>10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как делают пластиковые окна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14.5" calcext:value-type="float">
            <text:p>14.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какие бывают пластиковые окна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20" calcext:value-type="float">
            <text:p>20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какие пластиковые окна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59" calcext:value-type="float">
            <text:p>59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калькулятор металлопластиковые окна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36.5" calcext:value-type="float">
            <text:p>36.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калькулятор окно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65" calcext:value-type="float">
            <text:p>65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калькулятор окон онлайн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41.5" calcext:value-type="float">
            <text:p>41.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калькулятор окон пвх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41.5" calcext:value-type="float">
            <text:p>41.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калькулятор пластикового окна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44.5" calcext:value-type="float">
            <text:p>44.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калькулятор цен на окна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19.5" calcext:value-type="float">
            <text:p>19.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калькулятор цены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38" calcext:value-type="float">
            <text:p>38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купити вікна вінниця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10" calcext:value-type="float">
            <text:p>10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купить пластиковые окна недорого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100" calcext:value-type="float">
            <text:p>100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лучшие металлопластиковые окна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92" calcext:value-type="float">
            <text:p>92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лучшие окна пластиковые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55.5" calcext:value-type="float">
            <text:p>55.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лучшие пластиковые окна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86" calcext:value-type="float">
            <text:p>86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металлопластиковые окна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11" calcext:value-type="float">
            <text:p>11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металлопластиковые окна винница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2.5" calcext:value-type="float">
            <text:p>2.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металлопластиковые окна дешево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77" calcext:value-type="float">
            <text:p>77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металлопластиковые окна недорого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87.5" calcext:value-type="float">
            <text:p>87.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металопластикові вікна ціна калькулятор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43.5" calcext:value-type="float">
            <text:p>43.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а пластиковые окна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42" calcext:value-type="float">
            <text:p>42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едорогие пластиковые окна цены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67.5" calcext:value-type="float">
            <text:p>67.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овые окна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127.5" calcext:value-type="float">
            <text:p>127.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овые окна цены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65.5" calcext:value-type="float">
            <text:p>65.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овые пластиковые окна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16.5" calcext:value-type="float">
            <text:p>16.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окна дешевые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68.5" calcext:value-type="float">
            <text:p>68.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окна калькулятор стоимости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18.5" calcext:value-type="float">
            <text:p>18.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окна корса калькулятор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28.5" calcext:value-type="float">
            <text:p>28.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окна металлопластиковые дешево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54.5" calcext:value-type="float">
            <text:p>54.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окна онлайн калькулятор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53" calcext:value-type="float">
            <text:p>53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окна пластиковые дешево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52" calcext:value-type="float">
            <text:p>52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окна пластиковые дешевые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41" calcext:value-type="float">
            <text:p>41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окна пластиковые калькулятор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37" calcext:value-type="float">
            <text:p>37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окна пластиковые недорого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59" calcext:value-type="float">
            <text:p>59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окна пластиковые расчет стоимости онлайн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41.5" calcext:value-type="float">
            <text:p>41.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окна пластиковые цены дешево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36" calcext:value-type="float">
            <text:p>36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окна рехау калькулятор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77" calcext:value-type="float">
            <text:p>77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окна фирма века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97.5" calcext:value-type="float">
            <text:p>97.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оконный калькулятор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85.5" calcext:value-type="float">
            <text:p>85.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онлайн калькулятор окон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41" calcext:value-type="float">
            <text:p>41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пвх это пластик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46.5" calcext:value-type="float">
            <text:p>46.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пластиковое окно расчет стоимости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70" calcext:value-type="float">
            <text:p>70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пластиковые балконы цены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95.5" calcext:value-type="float">
            <text:p>95.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пластиковые евроокна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42.5" calcext:value-type="float">
            <text:p>42.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пластиковые и металлопластиковые окна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58.5" calcext:value-type="float">
            <text:p>58.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пластиковые окна veka калькулятор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11.5" calcext:value-type="float">
            <text:p>11.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пластиковые окна винница цены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9" calcext:value-type="float">
            <text:p>9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пластиковые окна дешево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57.5" calcext:value-type="float">
            <text:p>57.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пластиковые окна дешевые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42" calcext:value-type="float">
            <text:p>42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пластиковые окна калькулятор стоимости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31.5" calcext:value-type="float">
            <text:p>31.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пластиковые окна калькулятор цен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83" calcext:value-type="float">
            <text:p>83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пластиковые окна купить дешево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91" calcext:value-type="float">
            <text:p>91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пластиковые окна магазин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23" calcext:value-type="float">
            <text:p>23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пластиковые окна окно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54" calcext:value-type="float">
            <text:p>54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пластиковые окна онлайн калькулятор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34.5" calcext:value-type="float">
            <text:p>34.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пластиковые окна по низким ценам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78" calcext:value-type="float">
            <text:p>78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пластиковые окна размер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31.5" calcext:value-type="float">
            <text:p>31.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пластиковые окна расчет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71" calcext:value-type="float">
            <text:p>71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пластиковые окна расчет онлайн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40" calcext:value-type="float">
            <text:p>40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пластиковые окна расчет стоимости онлайн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36" calcext:value-type="float">
            <text:p>36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пластиковые окна расчет цены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51" calcext:value-type="float">
            <text:p>51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пластиковые окна цена калькулятор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34" calcext:value-type="float">
            <text:p>34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пластиковые окна цены дешево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55.5" calcext:value-type="float">
            <text:p>55.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пластиковые стекла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21" calcext:value-type="float">
            <text:p>21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пластиковые стеклопакеты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51.5" calcext:value-type="float">
            <text:p>51.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пластиковые стеклопакеты цены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80" calcext:value-type="float">
            <text:p>80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пластиковый балкон цена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100" calcext:value-type="float">
            <text:p>100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пластиковых окон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93.5" calcext:value-type="float">
            <text:p>93.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подоконники винница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49.5" calcext:value-type="float">
            <text:p>49.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поставить пластиковые окна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70" calcext:value-type="float">
            <text:p>70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поставить пластиковые окна недорого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34" calcext:value-type="float">
            <text:p>34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посчитать окна онлайн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40" calcext:value-type="float">
            <text:p>40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прайс пластиковые окна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99" calcext:value-type="float">
            <text:p>99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продам металлопластиковые окна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27" calcext:value-type="float">
            <text:p>27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производители пластиковых окон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69" calcext:value-type="float">
            <text:p>69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рассчитать стоимость окна пвх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67" calcext:value-type="float">
            <text:p>67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рассчитать стоимость окон калькулятор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43.5" calcext:value-type="float">
            <text:p>43.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рассчитать стоимость пластиковых окон онлайн калькулятор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59" calcext:value-type="float">
            <text:p>59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расчет стоимости металлопластикового окна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56.5" calcext:value-type="float">
            <text:p>56.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расчет стоимости окна онлайн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39" calcext:value-type="float">
            <text:p>39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расчет стоимости пластиковых окон пвх vek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14.5" calcext:value-type="float">
            <text:p>14.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современные пластиковые окна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69" calcext:value-type="float">
            <text:p>69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сонцезахисні склопакети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67" calcext:value-type="float">
            <text:p>67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умные окна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40" calcext:value-type="float">
            <text:p>40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утепление металлопластиковых окон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58" calcext:value-type="float">
            <text:p>58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цена пластикового окна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97.5" calcext:value-type="float">
            <text:p>97.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альтернатива пластиковым окнам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24" calcext:value-type="float">
            <text:p>24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балкон винница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49" calcext:value-type="float">
            <text:p>49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века окна калькулятор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17" calcext:value-type="float">
            <text:p>17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веко винница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69" calcext:value-type="float">
            <text:p>69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викна пластикови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60" calcext:value-type="float">
            <text:p>60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викна пластикови цена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68" calcext:value-type="float">
            <text:p>68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винница окна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11" calcext:value-type="float">
            <text:p>11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винница улицы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30" calcext:value-type="float">
            <text:p>30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вікна wds розрахунок вартості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38" calcext:value-type="float">
            <text:p>38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вікна калькулятор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27" calcext:value-type="float">
            <text:p>27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вікна металопластикові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11" calcext:value-type="float">
            <text:p>11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вікна пластикові ціни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7" calcext:value-type="float">
            <text:p>7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вікна рехау калькулятор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57" calcext:value-type="float">
            <text:p>57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глухие пластиковые окна цена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48" calcext:value-type="float">
            <text:p>48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глухое пластиковое окно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70" calcext:value-type="float">
            <text:p>70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глухое пластиковое окно цена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53" calcext:value-type="float">
            <text:p>53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двери на заказ винница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85" calcext:value-type="float">
            <text:p>85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евро викна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73" calcext:value-type="float">
            <text:p>73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евроокна винница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1" calcext:value-type="float">
            <text:p>1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евроокна пластиковые цены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77" calcext:value-type="float">
            <text:p>77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євро вікна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24" calcext:value-type="float">
            <text:p>24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завод металлопластиковых конструкций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43" calcext:value-type="float">
            <text:p>43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заказ окон онлайн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47" calcext:value-type="float">
            <text:p>47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заказ пластикового окна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73" calcext:value-type="float">
            <text:p>73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заказать окна онлайн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59" calcext:value-type="float">
            <text:p>59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заказать пвх окна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100" calcext:value-type="float">
            <text:p>100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замена окон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91" calcext:value-type="float">
            <text:p>91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замовити вікна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3" calcext:value-type="float">
            <text:p>3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из чего делают пвх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11" calcext:value-type="float">
            <text:p>11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из чего делают пластиковые окна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2" calcext:value-type="float">
            <text:p>2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история евро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74" calcext:value-type="float">
            <text:p>74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к стекло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41" calcext:value-type="float">
            <text:p>41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как выбрать металлопластиковые окна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64" calcext:value-type="float">
            <text:p>64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как делают окна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10" calcext:value-type="float">
            <text:p>10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как найти улицу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46" calcext:value-type="float">
            <text:p>46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как правильно выбрать пластиковые окна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86" calcext:value-type="float">
            <text:p>86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как правильно заказать пластиковые окна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47" calcext:value-type="float">
            <text:p>47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как рассчитать стоимость окна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43" calcext:value-type="float">
            <text:p>43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как сохранить тепло в доме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93" calcext:value-type="float">
            <text:p>93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калькулятор на окна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40" calcext:value-type="float">
            <text:p>40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калькулятор окна пластиковые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37" calcext:value-type="float">
            <text:p>37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калькулятор окон vek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75" calcext:value-type="float">
            <text:p>75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калькулятор окон рехау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81" calcext:value-type="float">
            <text:p>81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калькулятор пвх окон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48" calcext:value-type="float">
            <text:p>48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калькулятор размера пластиковых окон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63" calcext:value-type="float">
            <text:p>63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калькулятор расчета окон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81" calcext:value-type="float">
            <text:p>81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калькулятор расчета стоимости пластиковых окон онлайн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68" calcext:value-type="float">
            <text:p>68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калькулятор расчета цены пластиковых окон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46" calcext:value-type="float">
            <text:p>46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калькулятор стоимости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79" calcext:value-type="float">
            <text:p>79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калькулятор стоимости окна пвх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15" calcext:value-type="float">
            <text:p>15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калькулятор стоимости окон пвх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38" calcext:value-type="float">
            <text:p>38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калькулятор цен окна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17" calcext:value-type="float">
            <text:p>17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калькулятор цены окна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19" calcext:value-type="float">
            <text:p>19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магазин пластиковых окон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41" calcext:value-type="float">
            <text:p>41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металічний калькулятор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76" calcext:value-type="float">
            <text:p>76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металлопластиковые окна на балкон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5" calcext:value-type="float">
            <text:p>5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металлопластиковые окна рассчитать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86" calcext:value-type="float">
            <text:p>86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металлопластиковые окна рассчитать цену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24" calcext:value-type="float">
            <text:p>24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металлопластиковые окна расчет цены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51" calcext:value-type="float">
            <text:p>51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металопластикові вікна розміри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95" calcext:value-type="float">
            <text:p>95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едорогие пластиковые окна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101" calcext:value-type="float">
            <text:p>101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объявления окна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40" calcext:value-type="float">
            <text:p>40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окна veka стоимость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88" calcext:value-type="float">
            <text:p>88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окна акция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84" calcext:value-type="float">
            <text:p>84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окна века винница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21" calcext:value-type="float">
            <text:p>21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окна века калькулятор онлайн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16" calcext:value-type="float">
            <text:p>16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окна века стоимость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94" calcext:value-type="float">
            <text:p>94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окна калькулятор онлайн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41" calcext:value-type="float">
            <text:p>41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окна калькулятор цен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17" calcext:value-type="float">
            <text:p>17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окна калькулятор цены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18" calcext:value-type="float">
            <text:p>18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окна корса винница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60" calcext:value-type="float">
            <text:p>60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окна мариуполя рассчитать стоимость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16" calcext:value-type="float">
            <text:p>16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окна металлопластиковые калькулятор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37" calcext:value-type="float">
            <text:p>37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окна металлопластиковые расчет стоимости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58" calcext:value-type="float">
            <text:p>58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окна металлопластиковые расчет цены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44" calcext:value-type="float">
            <text:p>44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окна металлопластиковые цена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2" calcext:value-type="float">
            <text:p>2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окна пвх калькулятор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72" calcext:value-type="float">
            <text:p>72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окна пвх калькулятор стоимости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37" calcext:value-type="float">
            <text:p>37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окна пвх расчет стоимости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49" calcext:value-type="float">
            <text:p>49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окна пвх расчет стоимости онлайн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37" calcext:value-type="float">
            <text:p>37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окна пвх цены калькулятор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35" calcext:value-type="float">
            <text:p>35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окна пластиковые на балкон расчет стоимости онлайн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30" calcext:value-type="float">
            <text:p>30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окна пластиковые онлайн калькулятор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33" calcext:value-type="float">
            <text:p>33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окна пластиковые пвх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100" calcext:value-type="float">
            <text:p>100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окна пластиковые рассчитать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74" calcext:value-type="float">
            <text:p>74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окна пластиковые расчет стоимости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53" calcext:value-type="float">
            <text:p>53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окна размеры и цены калькулятор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42" calcext:value-type="float">
            <text:p>42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окна цена калькулятор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36" calcext:value-type="float">
            <text:p>36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окна цены калькулятор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40" calcext:value-type="float">
            <text:p>40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окно металлопластиковое калькулятор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35" calcext:value-type="float">
            <text:p>35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окно металлопластиковое цена калькулятор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16" calcext:value-type="float">
            <text:p>16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окно пвх калькулятор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70" calcext:value-type="float">
            <text:p>70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окно пластиковое калькулятор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53" calcext:value-type="float">
            <text:p>53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оконный калькулятор онлайн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52" calcext:value-type="float">
            <text:p>52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онлайн калькулятор пластиковых окон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55" calcext:value-type="float">
            <text:p>55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онлайн калькулятор расчета стоимости окон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39" calcext:value-type="float">
            <text:p>39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онлайн расчет стоимости пластиковых окон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33" calcext:value-type="float">
            <text:p>33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пвх двери это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76" calcext:value-type="float">
            <text:p>76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пвх окна это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50" calcext:value-type="float">
            <text:p>50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пвх профиль для окон цена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97" calcext:value-type="float">
            <text:p>97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пвх профиль это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29" calcext:value-type="float">
            <text:p>29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пластиковое окно калькулятор стоимости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45" calcext:value-type="float">
            <text:p>45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пластиковые двери винница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22" calcext:value-type="float">
            <text:p>22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пластиковые окна балкон калькулятор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18" calcext:value-type="float">
            <text:p>18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пластиковые окна винница цена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7" calcext:value-type="float">
            <text:p>7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пластиковые окна размеры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50" calcext:value-type="float">
            <text:p>50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пластиковые окна рассчитать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78" calcext:value-type="float">
            <text:p>78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пластиковые окна рассчитать стоимость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52" calcext:value-type="float">
            <text:p>52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пластиковые окна рассчитать цену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53" calcext:value-type="float">
            <text:p>53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пластиковые окна расчет стоимости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42" calcext:value-type="float">
            <text:p>42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пластиковые окна цена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1" calcext:value-type="float">
            <text:p>1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пластиковые окна что это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49" calcext:value-type="float">
            <text:p>49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пластиковые окна это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72" calcext:value-type="float">
            <text:p>72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пластиковые окнах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1" calcext:value-type="float">
            <text:p>1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пластиковый окна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2" calcext:value-type="float">
            <text:p>2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правильный выбор винница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64" calcext:value-type="float">
            <text:p>64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прозрачные солнечные батареи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83" calcext:value-type="float">
            <text:p>83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производители окон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107" calcext:value-type="float">
            <text:p>107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производство окон винница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47" calcext:value-type="float">
            <text:p>47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профиль пвх для окон цена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81" calcext:value-type="float">
            <text:p>81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профиль пвх для пластиковых окон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81" calcext:value-type="float">
            <text:p>81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рассчитать пластиковое окно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5" calcext:value-type="float">
            <text:p>5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рассчитать стоимость металлопластикового окна онлайн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16" calcext:value-type="float">
            <text:p>16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рассчитать стоимость окна wd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37" calcext:value-type="float">
            <text:p>37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рассчитать стоимость окон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84" calcext:value-type="float">
            <text:p>84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рассчитать стоимость окон пвх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70" calcext:value-type="float">
            <text:p>70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рассчитать стоимость окон по размерам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61" calcext:value-type="float">
            <text:p>61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рассчитать стоимость пластикового окна онлайн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45" calcext:value-type="float">
            <text:p>45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рассчитать цену на пластиковое окно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81" calcext:value-type="float">
            <text:p>81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рассчитать цену пластикового окна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71" calcext:value-type="float">
            <text:p>71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рассчитать цену пластикового окна украина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48" calcext:value-type="float">
            <text:p>48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расчет окон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59" calcext:value-type="float">
            <text:p>59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расчет окон онлайн калькулятор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55" calcext:value-type="float">
            <text:p>55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расчет окон цены и стоимость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58" calcext:value-type="float">
            <text:p>58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расчет пластиковые окна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40" calcext:value-type="float">
            <text:p>40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расчет пластиковых окон онлайн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100" calcext:value-type="float">
            <text:p>100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расчет стоимости металлопластиковых окон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67" calcext:value-type="float">
            <text:p>67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расчет стоимости окна пвх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33" calcext:value-type="float">
            <text:p>33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расчет стоимости окон пвх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58" calcext:value-type="float">
            <text:p>58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расчет стоимости пластикового окна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37" calcext:value-type="float">
            <text:p>37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расчет стоимости пластиковых окон онлайн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37" calcext:value-type="float">
            <text:p>37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расчет цены пластикового окна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55" calcext:value-type="float">
            <text:p>55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расчет цены пластиковых окон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64" calcext:value-type="float">
            <text:p>64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рес винница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57" calcext:value-type="float">
            <text:p>57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солнечные батареи на окна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72" calcext:value-type="float">
            <text:p>72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стекло винница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58" calcext:value-type="float">
            <text:p>58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стоимость окна калькулятор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32" calcext:value-type="float">
            <text:p>32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стоимость платиковых окон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85" calcext:value-type="float">
            <text:p>85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точный калькулятор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84" calcext:value-type="float">
            <text:p>84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улицы винницы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31" calcext:value-type="float">
            <text:p>31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фиксаторы на окна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73" calcext:value-type="float">
            <text:p>73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фиксаторы на пластиковые окна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56" calcext:value-type="float">
            <text:p>56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цена калькулятор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93" calcext:value-type="float">
            <text:p>93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цена на окна пластиковые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101" calcext:value-type="float">
            <text:p>101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цена пластикового окна по размеру калькулятор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33" calcext:value-type="float">
            <text:p>33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цены на евроокна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107" calcext:value-type="float">
            <text:p>107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цены пвх окна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92" calcext:value-type="float">
            <text:p>92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ціна на вікна пластикові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63" calcext:value-type="float">
            <text:p>63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ціни на металопластикові вікна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79" calcext:value-type="float">
            <text:p>79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что такое пвх окна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79" calcext:value-type="float">
            <text:p>79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шана м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14" calcext:value-type="float">
            <text:p>14.00</text:p>
          </table:table-cell>
          <table:table-cell table:number-columns-repeated="1019"/>
        </table:table-row>
        <table:table-row table:style-name="ro1" table:number-rows-repeated="104819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Набір даних2" table:style-name="ta3"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Індекс місяця</text:p>
          </table:table-cell>
          <table:table-cell office:value-type="string" calcext:value-type="string">
            <text:p>Кліки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00</text:p>
          </table:table-cell>
          <table:table-cell office:value-type="float" office:value="28" calcext:value-type="float">
            <text:p>2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01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table:number-columns-repeated="1022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1" table:target-range-address="'Набір даних1'.A1:'Набір даних1'.E379">
          <table:sort>
            <table:sort-by table:field-number="2" table:order="descending" table:data-type="automatic"/>
            <table:sort-by table:field-number="0" table:data-type="automatic"/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32">
      <number:hours/>
      <number:text>:</number:text>
      <number:minutes number:style="long"/>
      <number:text>:</number:text>
      <number:seconds number:style="long"/>
    </number:time-style>
    <number:time-style style:name="N131">
      <number:hours/>
      <number:text>:</number:text>
      <number:minutes number:style="long"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9">
      <number:hours/>
      <number:text>:</number:text>
      <number:minutes number:style="long"/>
      <number:text> </number:text>
      <number:am-pm/>
    </number:time-style>
    <number:date-style style:name="N128"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5">
      <number:month/>
      <number:text>/</number:text>
      <number:day/>
      <number:text>/</number:text>
      <number:year number:style="long"/>
    </number:date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Зведення" style:display-name="PageStyle_Зведення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Набір_20_даних2" style:display-name="PageStyle_Набір даних2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Набір_20_даних1" style:display-name="PageStyle_Набір даних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language>en-US</dc:language>
    <meta:editing-cycles>1</meta:editing-cycles>
    <meta:editing-duration>PT1H43M13S</meta:editing-duration>
    <meta:generator>LibreOffice/7.3.7.2$Linux_X86_64 LibreOffice_project/30$Build-2</meta:generator>
    <dc:date>2023-06-08T16:32:26.833289593</dc:date>
    <meta:document-statistic meta:table-count="3" meta:cell-count="1907" meta:object-count="0"/>
  </office:meta>
</office:document-meta>
</file>